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act through phase shift from 2D simulation of beta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eta/1000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eta*length, rad</text:p>
          </table:table-cell>
          <table:table-cell office:value-type="string" calcext:value-type="string">
            <text:p>beta*length, deg</text:p>
          </table:table-cell>
          <table:table-cell office:value-type="string" calcext:value-type="string">
            <text:p>modulo</text:p>
          </table:table-cell>
          <table:table-cell table:number-columns-repeated="8"/>
        </table:table-row>
        <table:table-row table:style-name="ro1">
          <table:table-cell office:value-type="float" office:value="0.57647079" calcext:value-type="float">
            <text:p>0.57647079</text:p>
          </table:table-cell>
          <table:table-cell office:value-type="float" office:value="0.02" calcext:value-type="float">
            <text:p>0.02</text:p>
          </table:table-cell>
          <table:table-cell table:formula="of:=[.A4]*1000*[.B4]" office:value-type="float" office:value="11.5294158" calcext:value-type="float">
            <text:p>11.5294158</text:p>
          </table:table-cell>
          <table:table-cell table:formula="of:=-[.C4]*180/PI()" office:value-type="float" office:value="-660.586865591448" calcext:value-type="float">
            <text:p>-660.586865591448</text:p>
          </table:table-cell>
          <table:table-cell table:formula="of:=[.D4]+360+360" office:value-type="float" office:value="59.4131344085523" calcext:value-type="float">
            <text:p>59.4131344085523</text:p>
          </table:table-cell>
          <table:table-cell table:number-columns-repeated="8"/>
        </table:table-row>
        <table:table-row table:style-name="ro1">
          <table:table-cell office:value-type="float" office:value="0.50065152" calcext:value-type="float">
            <text:p>0.50065152</text:p>
          </table:table-cell>
          <table:table-cell office:value-type="float" office:value="0.02" calcext:value-type="float">
            <text:p>0.02</text:p>
          </table:table-cell>
          <table:table-cell table:formula="of:=[.A5]*1000*[.B5]" office:value-type="float" office:value="10.0130304" calcext:value-type="float">
            <text:p>10.0130304</text:p>
          </table:table-cell>
          <table:table-cell table:formula="of:=-[.C5]*180/PI()" office:value-type="float" office:value="-573.704382056191" calcext:value-type="float">
            <text:p>-573.704382056191</text:p>
          </table:table-cell>
          <table:table-cell table:formula="of:=[.D5]+360+360" office:value-type="float" office:value="146.295617943809" calcext:value-type="float">
            <text:p>146.295617943809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24688501" calcext:value-type="float">
            <text:p>0.24688501</text:p>
          </table:table-cell>
          <table:table-cell office:value-type="float" office:value="0.1" calcext:value-type="float">
            <text:p>0.1</text:p>
          </table:table-cell>
          <table:table-cell table:formula="of:=[.A7]*1000*[.B7]" office:value-type="float" office:value="24.688501" calcext:value-type="float">
            <text:p>24.688501</text:p>
          </table:table-cell>
          <table:table-cell table:formula="of:=-[.C7]*180/PI()" office:value-type="float" office:value="-1414.54690980451" calcext:value-type="float">
            <text:p>-1414.54690980451</text:p>
          </table:table-cell>
          <table:table-cell table:formula="of:=[.D7]+4*360" office:value-type="float" office:value="25.4530901954874" calcext:value-type="float">
            <text:p>25.4530901954874</text:p>
          </table:table-cell>
          <table:table-cell table:number-columns-repeated="8"/>
        </table:table-row>
        <table:table-row table:style-name="ro1">
          <table:table-cell office:value-type="float" office:value="0.21090809" calcext:value-type="float">
            <text:p>0.21090809</text:p>
          </table:table-cell>
          <table:table-cell office:value-type="float" office:value="0.1" calcext:value-type="float">
            <text:p>0.1</text:p>
          </table:table-cell>
          <table:table-cell table:formula="of:=[.A8]*1000*[.B8]" office:value-type="float" office:value="21.090809" calcext:value-type="float">
            <text:p>21.090809</text:p>
          </table:table-cell>
          <table:table-cell table:formula="of:=-[.C8]*180/PI()" office:value-type="float" office:value="-1208.41434221653" calcext:value-type="float">
            <text:p>-1208.41434221653</text:p>
          </table:table-cell>
          <table:table-cell table:formula="of:=[.D8]+3*360" office:value-type="float" office:value="-128.414342216532" calcext:value-type="float">
            <text:p>-128.414342216532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65769438" calcext:value-type="float">
            <text:p>0.65769438</text:p>
          </table:table-cell>
          <table:table-cell office:value-type="float" office:value="0.003" calcext:value-type="float">
            <text:p>0.003</text:p>
          </table:table-cell>
          <table:table-cell table:formula="of:=[.A10]*1000*[.B10]" office:value-type="float" office:value="1.97308314" calcext:value-type="float">
            <text:p>1.97308314</text:p>
          </table:table-cell>
          <table:table-cell table:formula="of:=-[.C10]*180/PI()" office:value-type="float" office:value="-113.04933655042" calcext:value-type="float">
            <text:p>-113.04933655042</text:p>
          </table:table-cell>
          <table:table-cell table:formula="of:=[.D10]+360" office:value-type="float" office:value="246.95066344958" calcext:value-type="float">
            <text:p>246.95066344958</text:p>
          </table:table-cell>
          <table:table-cell table:number-columns-repeated="8"/>
        </table:table-row>
        <table:table-row table:style-name="ro1">
          <table:table-cell office:value-type="float" office:value="0.51324779" calcext:value-type="float">
            <text:p>0.51324779</text:p>
          </table:table-cell>
          <table:table-cell office:value-type="float" office:value="0.01" calcext:value-type="float">
            <text:p>0.01</text:p>
          </table:table-cell>
          <table:table-cell table:formula="of:=[.A11]*1000*[.B11]" office:value-type="float" office:value="5.1324779" calcext:value-type="float">
            <text:p>5.1324779</text:p>
          </table:table-cell>
          <table:table-cell table:formula="of:=-[.C11]*180/PI()" office:value-type="float" office:value="-294.069322114168" calcext:value-type="float">
            <text:p>-294.069322114168</text:p>
          </table:table-cell>
          <table:table-cell table:formula="of:=[.D11]+360" office:value-type="float" office:value="65.9306778858322" calcext:value-type="float">
            <text:p>65.9306778858322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t 9 GHz</text:p>
          </table:table-cell>
          <table:table-cell table:number-columns-repeated="12"/>
        </table:table-row>
        <table:table-row table:style-name="ro1">
          <table:table-cell office:value-type="float" office:value="0.17615701" calcext:value-type="float">
            <text:p>0.17615701</text:p>
          </table:table-cell>
          <table:table-cell office:value-type="float" office:value="0.1" calcext:value-type="float">
            <text:p>0.1</text:p>
          </table:table-cell>
          <table:table-cell table:formula="of:=-[.A14]*[.B14]" office:value-type="float" office:value="-0.017615701" calcext:value-type="float">
            <text:p>-0.017615701</text:p>
          </table:table-cell>
          <table:table-cell office:value-type="string" calcext:value-type="string">
            <text:p>dB</text:p>
          </table:table-cell>
          <table:table-cell table:number-columns-repeated="9"/>
        </table:table-row>
        <table:table-row table:style-name="ro1">
          <table:table-cell office:value-type="float" office:value="0.17375259" calcext:value-type="float">
            <text:p>0.17375259</text:p>
          </table:table-cell>
          <table:table-cell office:value-type="float" office:value="0.1" calcext:value-type="float">
            <text:p>0.1</text:p>
          </table:table-cell>
          <table:table-cell table:formula="of:=[.A15]*1000*[.B15]" office:value-type="float" office:value="17.375259" calcext:value-type="float">
            <text:p>17.375259</text:p>
          </table:table-cell>
          <table:table-cell table:formula="of:=-[.C15]*180/PI()" office:value-type="float" office:value="-995.529008646699" calcext:value-type="float">
            <text:p>-995.529008646699</text:p>
          </table:table-cell>
          <table:table-cell table:formula="of:=[.D15]+3*360" office:value-type="float" office:value="84.4709913533006" calcext:value-type="float">
            <text:p>84.4709913533006</text:p>
          </table:table-cell>
          <table:table-cell office:value-type="string" calcext:value-type="string">
            <text:p>de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t 10 GHz:</text:p>
          </table:table-cell>
          <table:table-cell table:number-columns-repeated="12"/>
        </table:table-row>
        <table:table-row table:style-name="ro1">
          <table:table-cell office:value-type="float" office:value="0.17193242" calcext:value-type="float">
            <text:p>0.17193242</text:p>
          </table:table-cell>
          <table:table-cell office:value-type="float" office:value="0.01" calcext:value-type="float">
            <text:p>0.01</text:p>
          </table:table-cell>
          <table:table-cell table:formula="of:=-[.A18]*[.B18]" office:value-type="float" office:value="-0.0017193242" calcext:value-type="float">
            <text:p>-0.0017193242</text:p>
          </table:table-cell>
          <table:table-cell office:value-type="string" calcext:value-type="string">
            <text:p>dB</text:p>
          </table:table-cell>
          <table:table-cell table:number-columns-repeated="9"/>
        </table:table-row>
        <table:table-row table:style-name="ro1">
          <table:table-cell office:value-type="float" office:value="1.8150441531991" calcext:value-type="float">
            <text:p>1.8150441531991</text:p>
          </table:table-cell>
          <table:table-cell office:value-type="float" office:value="0.01" calcext:value-type="float">
            <text:p>0.01</text:p>
          </table:table-cell>
          <table:table-cell table:formula="of:=[.A19]*1000*[.B19]" office:value-type="float" office:value="18.150441531991" calcext:value-type="float">
            <text:p>18.150441531991</text:p>
          </table:table-cell>
          <table:table-cell table:formula="of:=-[.C19]*180/PI()" office:value-type="float" office:value="-1039.94369608205" calcext:value-type="float">
            <text:p>-1039.94369608205</text:p>
          </table:table-cell>
          <table:table-cell table:formula="of:=[.D19]+3*360" office:value-type="float" office:value="40.0563039179515" calcext:value-type="float">
            <text:p>40.0563039179515</text:p>
          </table:table-cell>
          <table:table-cell office:value-type="string" calcext:value-type="string">
            <text:p>de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t 11 GHz:</text:p>
          </table:table-cell>
          <table:table-cell table:number-columns-repeated="12"/>
        </table:table-row>
        <table:table-row table:style-name="ro1">
          <table:table-cell office:value-type="float" office:value="0.17498213" calcext:value-type="float">
            <text:p>0.17498213</text:p>
          </table:table-cell>
          <table:table-cell office:value-type="float" office:value="0.099" calcext:value-type="float">
            <text:p>0.099</text:p>
          </table:table-cell>
          <table:table-cell table:formula="of:=-[.A22]*[.B22]" office:value-type="float" office:value="-0.01732323087" calcext:value-type="float">
            <text:p>-0.01732323087</text:p>
          </table:table-cell>
          <table:table-cell office:value-type="string" calcext:value-type="string">
            <text:p>dB</text:p>
          </table:table-cell>
          <table:table-cell table:number-columns-repeated="9"/>
        </table:table-row>
        <table:table-row table:style-name="ro1">
          <table:table-cell office:value-type="float" office:value="0.24688501" calcext:value-type="float">
            <text:p>0.24688501</text:p>
          </table:table-cell>
          <table:table-cell office:value-type="float" office:value="0.1" calcext:value-type="float">
            <text:p>0.1</text:p>
          </table:table-cell>
          <table:table-cell table:formula="of:=[.A23]*1000*[.B23]" office:value-type="float" office:value="24.688501" calcext:value-type="float">
            <text:p>24.688501</text:p>
          </table:table-cell>
          <table:table-cell table:formula="of:=-[.C23]*180/PI()" office:value-type="float" office:value="-1414.54690980451" calcext:value-type="float">
            <text:p>-1414.54690980451</text:p>
          </table:table-cell>
          <table:table-cell table:formula="of:=[.D23]+4*360" office:value-type="float" office:value="25.4530901954874" calcext:value-type="float">
            <text:p>25.4530901954874</text:p>
          </table:table-cell>
          <table:table-cell office:value-type="string" calcext:value-type="string">
            <text:p>deg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11, dB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1-S11^2=S21</text:p>
          </table:table-cell>
          <table:table-cell office:value-type="string" calcext:value-type="string">
            <text:p>S21, dB</text:p>
          </table:table-cell>
          <table:table-cell table:number-columns-repeated="9"/>
        </table:table-row>
        <table:table-row table:style-name="ro1">
          <table:table-cell table:formula="of:=-59" office:value-type="float" office:value="-59" calcext:value-type="float">
            <text:p>-59</text:p>
          </table:table-cell>
          <table:table-cell table:formula="of:=10^([.A28]/20)" office:value-type="float" office:value="0.00112201845430196" calcext:value-type="float">
            <text:p>0.001122018454302</text:p>
          </table:table-cell>
          <table:table-cell table:formula="of:=1-[.B28]^2" office:value-type="float" office:value="0.999998741074588" calcext:value-type="float">
            <text:p>0.999998741074588</text:p>
          </table:table-cell>
          <table:table-cell table:formula="of:=20*LOG10([.C28])" office:value-type="float" office:value="-0.0000109348940726182" calcext:value-type="float">
            <text:p>-1.09348940726182E-05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5.54850131920961" calcext:value-type="float">
            <text:p>5.54850131920961</text:p>
          </table:table-cell>
          <table:table-cell office:value-type="float" office:value="0.001" calcext:value-type="float">
            <text:p>0.001</text:p>
          </table:table-cell>
          <table:table-cell table:formula="of:=[.A32]*[.B32]" office:value-type="float" office:value="0.00554850131920961" calcext:value-type="float">
            <text:p>0.00554850131921</text:p>
          </table:table-cell>
          <table:table-cell office:value-type="float" office:value="0.00554850131920961" calcext:value-type="float">
            <text:p>0.00554850131921</text:p>
          </table:table-cell>
          <table:table-cell/>
          <table:table-cell office:value-type="float" office:value="0.00488998776053653" calcext:value-type="float">
            <text:p>0.004889987760537</text:p>
          </table:table-cell>
          <table:table-cell/>
          <table:table-cell table:formula="of:=([.D32]-[.F32])/[.D32]" office:value-type="float" office:value="0.118683139966683" calcext:value-type="float">
            <text:p>0.118683139966683</text:p>
          </table:table-cell>
          <table:table-cell table:number-columns-repeated="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beta/ko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eta*l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modulo</text:p>
          </table:table-cell>
          <table:table-cell table:number-columns-repeated="6"/>
        </table:table-row>
        <table:table-row table:style-name="ro1">
          <table:table-cell office:value-type="float" office:value="1.81504401613975" calcext:value-type="float">
            <text:p>1.81504401613975</text:p>
          </table:table-cell>
          <table:table-cell table:formula="of:=2*PI()*10000000000*SQRT(0.0000000000088541878176*0.0000004*PI())" office:value-type="float" office:value="209.584502194927" calcext:value-type="float">
            <text:p>209.584502194927</text:p>
          </table:table-cell>
          <table:table-cell table:formula="of:=[.A38]*[.B38]" office:value-type="float" office:value="380.40509658453" calcext:value-type="float">
            <text:p>380.40509658453</text:p>
          </table:table-cell>
          <table:table-cell office:value-type="float" office:value="0.01" calcext:value-type="float">
            <text:p>0.01</text:p>
          </table:table-cell>
          <table:table-cell table:formula="of:=-[.C38]*[.D38]" office:value-type="float" office:value="-3.8040509658453" calcext:value-type="float">
            <text:p>-3.8040509658453</text:p>
          </table:table-cell>
          <table:table-cell table:formula="of:=[.E38]*180/PI()" office:value-type="float" office:value="-217.9560653956" calcext:value-type="float">
            <text:p>-217.9560653956</text:p>
          </table:table-cell>
          <table:table-cell table:formula="of:=[.F38]+1*360" office:value-type="float" office:value="142.0439346044" calcext:value-type="float">
            <text:p>142.0439346044</text:p>
          </table:table-cell>
          <table:table-cell table:number-columns-repeated="5"/>
          <table:table-cell office:value-type="string" calcext:value-type="string">
            <text:p>odd</text:p>
          </table:table-cell>
        </table:table-row>
        <table:table-row table:style-name="ro1">
          <table:table-cell office:value-type="float" office:value="1.81506686378875" calcext:value-type="float">
            <text:p>1.81506686378875</text:p>
          </table:table-cell>
          <table:table-cell table:formula="of:=2*PI()*10000000000*SQRT(0.0000000000088541878176*0.0000004*PI())" office:value-type="float" office:value="209.584502194927" calcext:value-type="float">
            <text:p>209.584502194927</text:p>
          </table:table-cell>
          <table:table-cell table:formula="of:=[.A39]*[.B39]" office:value-type="float" office:value="380.409885097672" calcext:value-type="float">
            <text:p>380.409885097672</text:p>
          </table:table-cell>
          <table:table-cell office:value-type="float" office:value="0.01" calcext:value-type="float">
            <text:p>0.01</text:p>
          </table:table-cell>
          <table:table-cell table:formula="of:=-[.C39]*[.D39]" office:value-type="float" office:value="-3.80409885097672" calcext:value-type="float">
            <text:p>-3.80409885097672</text:p>
          </table:table-cell>
          <table:table-cell table:formula="of:=[.E39]*180/PI()" office:value-type="float" office:value="-217.958809011532" calcext:value-type="float">
            <text:p>-217.958809011532</text:p>
          </table:table-cell>
          <table:table-cell table:formula="of:=[.F39]+1*360" office:value-type="float" office:value="142.041190988468" calcext:value-type="float">
            <text:p>142.041190988468</text:p>
          </table:table-cell>
          <table:table-cell table:number-columns-repeated="5"/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lpha, dB/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lpha, dB</text:p>
          </table:table-cell>
          <table:table-cell table:number-columns-repeated="10"/>
        </table:table-row>
        <table:table-row table:style-name="ro1">
          <table:table-cell office:value-type="float" office:value="-19.0203022710231" calcext:value-type="float">
            <text:p>-19.0203022710231</text:p>
          </table:table-cell>
          <table:table-cell office:value-type="float" office:value="0.008" calcext:value-type="float">
            <text:p>0.008</text:p>
          </table:table-cell>
          <table:table-cell table:formula="of:=[.A42]*[.B42]" office:value-type="float" office:value="-0.152162418168185" calcext:value-type="float">
            <text:p>-0.152162418168185</text:p>
          </table:table-cell>
          <table:table-cell office:value-type="string" calcext:value-type="string">
            <text:p>odd</text:p>
          </table:table-cell>
          <table:table-cell office:value-type="float" office:value="-0.152162418168185" calcext:value-type="float">
            <text:p>-0.152162418168185</text:p>
          </table:table-cell>
          <table:table-cell/>
          <table:table-cell office:value-type="float" office:value="-0.154730846833751" calcext:value-type="float">
            <text:p>-0.154730846833751</text:p>
          </table:table-cell>
          <table:table-cell table:formula="of:=([.E42]-[.G42])/[.E42]" office:value-type="float" office:value="-0.0168795205576146" calcext:value-type="float">
            <text:p>-0.016879520557615</text:p>
          </table:table-cell>
          <table:table-cell table:number-columns-repeated="5"/>
        </table:table-row>
        <table:table-row table:style-name="ro1">
          <table:table-cell office:value-type="float" office:value="-17.832559242098" calcext:value-type="float">
            <text:p>-17.832559242098</text:p>
          </table:table-cell>
          <table:table-cell office:value-type="float" office:value="0.008" calcext:value-type="float">
            <text:p>0.008</text:p>
          </table:table-cell>
          <table:table-cell table:formula="of:=[.A43]*[.B43]" office:value-type="float" office:value="-0.142660473936784" calcext:value-type="float">
            <text:p>-0.142660473936784</text:p>
          </table:table-cell>
          <table:table-cell office:value-type="string" calcext:value-type="string">
            <text:p>even</text:p>
          </table:table-cell>
          <table:table-cell office:value-type="float" office:value="-0.142660473936784" calcext:value-type="float">
            <text:p>-0.142660473936784</text:p>
          </table:table-cell>
          <table:table-cell/>
          <table:table-cell office:value-type="float" office:value="-0.141984348658934" calcext:value-type="float">
            <text:p>-0.141984348658934</text:p>
          </table:table-cell>
          <table:table-cell table:formula="of:=([.E43]-[.G43])/[.E43]" office:value-type="float" office:value="0.00473940159591506" calcext:value-type="float">
            <text:p>0.004739401595915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3.705" calcext:value-type="float">
            <text:p>3.705</text:p>
          </table:table-cell>
          <table:table-cell office:value-type="float" office:value="0.008" calcext:value-type="float">
            <text:p>0.008</text:p>
          </table:table-cell>
          <table:table-cell table:formula="of:=[.A46]*[.B46]" office:value-type="float" office:value="0.02964" calcext:value-type="float">
            <text:p>0.02964</text:p>
          </table:table-cell>
          <table:table-cell table:number-columns-repeated="10"/>
        </table:table-row>
        <table:table-row table:style-name="ro1">
          <table:table-cell office:value-type="float" office:value="3.401" calcext:value-type="float">
            <text:p>3.401</text:p>
          </table:table-cell>
          <table:table-cell office:value-type="float" office:value="0.008" calcext:value-type="float">
            <text:p>0.008</text:p>
          </table:table-cell>
          <table:table-cell table:formula="of:=[.A47]*[.B47]" office:value-type="float" office:value="0.027208" calcext:value-type="float">
            <text:p>0.027208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At 10 GHz:</text:p>
          </table:table-cell>
          <table:table-cell table:number-columns-repeated="12"/>
        </table:table-row>
        <table:table-row table:style-name="ro1">
          <table:table-cell office:value-type="float" office:value="3.70479261239365" calcext:value-type="float">
            <text:p>3.70479261239365</text:p>
          </table:table-cell>
          <table:table-cell office:value-type="float" office:value="0.008" calcext:value-type="float">
            <text:p>0.008</text:p>
          </table:table-cell>
          <table:table-cell table:formula="of:=-[.A52]*[.B52]" office:value-type="float" office:value="-0.0296383408991492" calcext:value-type="float">
            <text:p>-0.029638340899149</text:p>
          </table:table-cell>
          <table:table-cell office:value-type="string" calcext:value-type="string">
            <text:p>dB</text:p>
          </table:table-cell>
          <table:table-cell table:number-columns-repeated="9"/>
        </table:table-row>
        <table:table-row table:style-name="ro1">
          <table:table-cell office:value-type="float" office:value="3.40088710629035" calcext:value-type="float">
            <text:p>3.40088710629035</text:p>
          </table:table-cell>
          <table:table-cell office:value-type="float" office:value="0.008" calcext:value-type="float">
            <text:p>0.008</text:p>
          </table:table-cell>
          <table:table-cell table:formula="of:=-[.A53]*[.B53]" office:value-type="float" office:value="-0.0272070968503228" calcext:value-type="float">
            <text:p>-0.027207096850323</text:p>
          </table:table-cell>
          <table:table-cell office:value-type="string" calcext:value-type="string">
            <text:p>dB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eta/ko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eta*l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modulo</text:p>
          </table:table-cell>
          <table:table-cell table:number-columns-repeated="6"/>
        </table:table-row>
        <table:table-row table:style-name="ro1">
          <table:table-cell office:value-type="float" office:value="2.44888236632755" calcext:value-type="float">
            <text:p>2.44888236632755</text:p>
          </table:table-cell>
          <table:table-cell table:formula="of:=2*PI()*10000000000*SQRT(0.0000000000088541878176*0.0000004*PI())" office:value-type="float" office:value="209.584502194927" calcext:value-type="float">
            <text:p>209.584502194927</text:p>
          </table:table-cell>
          <table:table-cell table:formula="of:=[.A56]*[.B56]" office:value-type="float" office:value="513.247791680694" calcext:value-type="float">
            <text:p>513.247791680694</text:p>
          </table:table-cell>
          <table:table-cell office:value-type="float" office:value="0.01" calcext:value-type="float">
            <text:p>0.01</text:p>
          </table:table-cell>
          <table:table-cell table:formula="of:=-[.C56]*[.D56]" office:value-type="float" office:value="-5.13247791680694" calcext:value-type="float">
            <text:p>-5.13247791680694</text:p>
          </table:table-cell>
          <table:table-cell table:formula="of:=[.E56]*180/PI()" office:value-type="float" office:value="-294.069323077135" calcext:value-type="float">
            <text:p>-294.069323077135</text:p>
          </table:table-cell>
          <table:table-cell table:formula="of:=[.F56]+1*360" office:value-type="float" office:value="65.9306769228655" calcext:value-type="float">
            <text:p>65.9306769228655</text:p>
          </table:table-cell>
          <table:table-cell table:number-columns-repeated="6"/>
        </table:table-row>
        <table:table-row table:style-name="ro1">
          <table:table-cell office:value-type="float" office:value="2.44848605580266" calcext:value-type="float">
            <text:p>2.44848605580266</text:p>
          </table:table-cell>
          <table:table-cell table:formula="of:=2*PI()*10000000000*SQRT(0.0000000000088541878176*0.0000004*PI())" office:value-type="float" office:value="209.584502194927" calcext:value-type="float">
            <text:p>209.584502194927</text:p>
          </table:table-cell>
          <table:table-cell table:formula="of:=[.A57]*[.B57]" office:value-type="float" office:value="513.16473113662" calcext:value-type="float">
            <text:p>513.16473113662</text:p>
          </table:table-cell>
          <table:table-cell office:value-type="float" office:value="0.01" calcext:value-type="float">
            <text:p>0.01</text:p>
          </table:table-cell>
          <table:table-cell table:formula="of:=-[.C57]*[.D57]" office:value-type="float" office:value="-5.1316473113662" calcext:value-type="float">
            <text:p>-5.1316473113662</text:p>
          </table:table-cell>
          <table:table-cell table:formula="of:=[.E57]*180/PI()" office:value-type="float" office:value="-294.02173289094" calcext:value-type="float">
            <text:p>-294.02173289094</text:p>
          </table:table-cell>
          <table:table-cell table:formula="of:=[.F57]+1*360" office:value-type="float" office:value="65.9782671090603" calcext:value-type="float">
            <text:p>65.9782671090603</text:p>
          </table:table-cell>
          <table:table-cell table:number-columns-repeated="6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0.000032055" calcext:value-type="float">
            <text:p>3.2055E-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0.000279" calcext:value-type="float">
            <text:p>0.0002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gle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tub</text:p>
          </table:table-cell>
          <table:table-cell table:formula="of:=[.B63]/TAN([.B65]*PI()/180)" office:value-type="float" office:value="0.0000185069628788735" calcext:value-type="float">
            <text:p>1.85069628788735E-05</text:p>
          </table:table-cell>
          <table:table-cell/>
          <table:table-cell office:value-type="string" calcext:value-type="string">
            <text:p>top</text:p>
          </table:table-cell>
          <table:table-cell table:formula="of:=[.B64]-2*[.B68]" office:value-type="float" office:value="0.000241986074242253" calcext:value-type="float">
            <text:p>0.000241986074242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0.5*[.B68]*[.B63]" office:value-type="float" office:value="0.000000000296620347541144" calcext:value-type="float">
            <text:p>2.96620347541144E-10</text:p>
          </table:table-cell>
          <table:table-cell table:number-columns-repeated="11"/>
        </table:table-row>
        <table:table-row table:style-name="ro1">
          <table:table-cell/>
          <table:table-cell table:formula="of:=([.B64]-2*[.B68])*[.B63]" office:value-type="float" office:value="0.00000000775686360983542" calcext:value-type="float">
            <text:p>7.75686360983542E-0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formula="of:=2*[.B70]+[.B71]" office:value-type="float" office:value="0.00000000835010430491771" calcext:value-type="float">
            <text:p>8.35010430491771E-09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formula="of:=0.00000000836692" office:value-type="float" office:value="0.00000000836692" calcext:value-type="float">
            <text:p>8.36692E-09</text:p>
          </table:table-cell>
          <table:table-cell/>
          <table:table-cell table:formula="of:=([.A78]-[.B71])/2" office:value-type="float" office:value="0.000000000305028195082289" calcext:value-type="float">
            <text:p>3.05028195082289E-10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0.000120993" calcext:value-type="float">
            <text:p>0.000120993</text:p>
          </table:table-cell>
          <table:table-cell table:formula="of:=2*[.A82]" office:value-type="float" office:value="0.000241986" calcext:value-type="float">
            <text:p>0.000241986</text:p>
          </table:table-cell>
          <table:table-cell table:number-columns-repeated="11"/>
        </table:table-row>
        <table:table-row table:style-name="ro1">
          <table:table-cell office:value-type="float" office:value="0.0001395" calcext:value-type="float">
            <text:p>0.0001395</text:p>
          </table:table-cell>
          <table:table-cell table:formula="of:=2*[.A83]" office:value-type="float" office:value="0.000279" calcext:value-type="float">
            <text:p>0.000279</text:p>
          </table:table-cell>
          <table:table-cell table:number-columns-repeated="11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formula="of:=2*0.000120993" office:value-type="float" office:value="0.000241986" calcext:value-type="float">
            <text:p>0.000241986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table:formula="of:=2*0.0001395" office:value-type="float" office:value="0.000279" calcext:value-type="float">
            <text:p>0.000279</text:p>
          </table:table-cell>
          <table:table-cell office:value-type="string" calcext:value-type="string">
            <text:p>bottom</text:p>
          </table:table-cell>
          <table:table-cell table:number-columns-repeated="11"/>
        </table:table-row>
        <table:table-row table:style-name="ro1">
          <table:table-cell table:formula="of:=0.000337055-0.000305" office:value-type="float" office:value="0.000032055" calcext:value-type="float">
            <text:p>3.2055E-05</text:p>
          </table:table-cell>
          <table:table-cell office:value-type="string" calcext:value-type="string">
            <text:p>thickness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formula="of:=([.A92]-[.A91])*[.A93]/2" office:value-type="float" office:value="0.000000000593241885" calcext:value-type="float">
            <text:p>5.93241885E-10</text:p>
          </table:table-cell>
          <table:table-cell table:number-columns-repeated="12"/>
        </table:table-row>
        <table:table-row table:style-name="ro1">
          <table:table-cell table:formula="of:=[.A91]*[.A93]" office:value-type="float" office:value="0.00000000775686123" calcext:value-type="float">
            <text:p>7.75686123E-09</text:p>
          </table:table-cell>
          <table:table-cell table:number-columns-repeated="12"/>
        </table:table-row>
        <table:table-row table:style-name="ro1">
          <table:table-cell table:formula="of:=[.A97]+[.A96]" office:value-type="float" office:value="0.000000008350103115" calcext:value-type="float">
            <text:p>8.350103115E-09</text:p>
          </table:table-cell>
          <table:table-cell table:number-columns-repeated="12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float" office:value="-0.0001397" calcext:value-type="float">
            <text:p>-0.00013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6]*[.B107]-[.A107]*[.B106]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001397" calcext:value-type="float">
            <text:p>0.00013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7]*[.B108]-[.A108]*[.B10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001397" calcext:value-type="float">
            <text:p>0.00013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8]*[.B109]-[.A109]*[.B108]" office:value-type="float" office:value="0.000000004435475" calcext:value-type="float">
            <text:p>4.435475E-09</text:p>
          </table:table-cell>
          <table:table-cell table:number-columns-repeated="9"/>
        </table:table-row>
        <table:table-row table:style-name="ro1">
          <table:table-cell office:value-type="float" office:value="0.000123825" calcext:value-type="float">
            <text:p>0.000123825</text:p>
          </table:table-cell>
          <table:table-cell table:style-name="ce1" office:value-type="float" office:value="0.00003175" calcext:value-type="float">
            <text:p>3.18E-05</text:p>
          </table:table-cell>
          <table:table-cell/>
          <table:table-cell table:formula="of:=[.A109]*[.B110]-[.A110]*[.B10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00123825" calcext:value-type="float">
            <text:p>0.000123825</text:p>
          </table:table-cell>
          <table:table-cell table:style-name="ce1" office:value-type="float" office:value="0.00003175" calcext:value-type="float">
            <text:p>3.18E-05</text:p>
          </table:table-cell>
          <table:table-cell/>
          <table:table-cell table:formula="of:=[.A110]*[.B111]-[.A111]*[.B110]" office:value-type="float" office:value="0.0000000078628875" calcext:value-type="float">
            <text:p>7.8628875E-09</text:p>
          </table:table-cell>
          <table:table-cell table:number-columns-repeated="9"/>
        </table:table-row>
        <table:table-row table:style-name="ro1">
          <table:table-cell office:value-type="float" office:value="-0.000123825" calcext:value-type="float">
            <text:p>-0.000123825</text:p>
          </table:table-cell>
          <table:table-cell table:style-name="ce1" office:value-type="float" office:value="0.00003175" calcext:value-type="float">
            <text:p>3.18E-05</text:p>
          </table:table-cell>
          <table:table-cell/>
          <table:table-cell table:formula="of:=[.A111]*[.B112]-[.A112]*[.B11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-0.000123825" calcext:value-type="float">
            <text:p>-0.000123825</text:p>
          </table:table-cell>
          <table:table-cell table:style-name="ce1" office:value-type="float" office:value="0.00003175" calcext:value-type="float">
            <text:p>3.18E-05</text:p>
          </table:table-cell>
          <table:table-cell/>
          <table:table-cell table:formula="of:=[.A112]*[.B113]-[.A113]*[.B112]" office:value-type="float" office:value="0.000000004435475" calcext:value-type="float">
            <text:p>4.435475E-09</text:p>
          </table:table-cell>
          <table:table-cell table:number-columns-repeated="9"/>
        </table:table-row>
        <table:table-row table:style-name="ro1">
          <table:table-cell office:value-type="float" office:value="-0.0001397" calcext:value-type="float">
            <text:p>-0.00013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3]*[.B114]-[.A114]*[.B113]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113]*[.B106]-[.A106]*[.B113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formula="of:=SUM([.D106:.D114])/2" office:value-type="float" office:value="0.00000000836691875" calcext:value-type="float">
            <text:p>8.36691875E-09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width, top</text:p>
          </table:table-cell>
          <table:table-cell table:formula="of:=[.A109]-[.A111]" office:value-type="float" office:value="0.00024765" calcext:value-type="float">
            <text:p>0.000247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, bottom</text:p>
          </table:table-cell>
          <table:table-cell table:formula="of:=[.A107]-[.A106]" office:value-type="float" office:value="0.0002794" calcext:value-type="float">
            <text:p>0.000279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10:43:36.692750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5T16:15:32.023512604</meta:creation-date>
    <dc:date>2024-05-26T13:33:07.862987965</dc:date>
    <meta:editing-duration>P10DT21H46M56S</meta:editing-duration>
    <meta:editing-cycles>26</meta:editing-cycles>
    <meta:generator>LibreOffice/6.4.7.2$Linux_X86_64 LibreOffice_project/40$Build-2</meta:generator>
    <meta:document-statistic meta:table-count="1" meta:cell-count="217" meta:object-count="0"/>
  </office:meta>
</office:document-meta>
</file>